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18:31:00" calcext:value-type="date">
            <text:p>04/12/23 06:31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-12.4396451291837" calcext:value-type="float">
            <text:p>-12.43965</text:p>
          </table:table-cell>
          <table:table-cell office:value-type="float" office:value="515702.89" calcext:value-type="float">
            <text:p>515702.89</text:p>
          </table:table-cell>
          <table:table-cell table:formula="of:=[.J97]/60" office:value-type="float" office:value="8595.04816666667" calcext:value-type="float">
            <text:p>8595.05</text:p>
          </table:table-cell>
          <table:table-cell table:formula="of:=[.J97]/3600" office:value-type="float" office:value="143.250802777778" calcext:value-type="float">
            <text:p>143.25</text:p>
          </table:table-cell>
          <table:table-cell table:formula="of:=ABS((-18-[.I97])/-18)" office:value-type="float" office:value="0.308908603934239" calcext:value-type="float">
            <text:p>0.3089</text:p>
          </table:table-cell>
          <table:table-cell table:style-name="ce51" table:formula="of:=8*[.M97]+[.L97]" office:value-type="float" office:value="145.722071609252" calcext:value-type="float">
            <text:p>145.7221</text:p>
          </table:table-cell>
          <table:table-cell table:number-columns-repeated="2"/>
          <table:table-cell office:value-type="string" calcext:value-type="string">
            <text:p>aria noise model, exceptions after iteration 1 gate 100</text:p>
          </table:table-cell>
        </table:table-row>
        <table:table-row table:style-name="ro1">
          <table:table-cell table:style-name="ce3" office:value-type="date" office:date-value="2023-04-13T09:38:00" calcext:value-type="date">
            <text:p>04/13/23 09:38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6.85193344542387" calcext:value-type="float">
            <text:p>6.85193</text:p>
          </table:table-cell>
          <table:table-cell office:value-type="float" office:value="29612.22" calcext:value-type="float">
            <text:p>29612.22</text:p>
          </table:table-cell>
          <table:table-cell table:formula="of:=[.J98]/60" office:value-type="float" office:value="493.537" calcext:value-type="float">
            <text:p>493.54</text:p>
          </table:table-cell>
          <table:table-cell table:formula="of:=[.J98]/3600" office:value-type="float" office:value="8.22561666666667" calcext:value-type="float">
            <text:p>8.23</text:p>
          </table:table-cell>
          <table:table-cell table:formula="of:=ABS((-18-[.I98])/-18)" office:value-type="float" office:value="1.38066296919021" calcext:value-type="float">
            <text:p>1.3807</text:p>
          </table:table-cell>
          <table:table-cell table:style-name="ce52" table:formula="of:=8*[.M98]+[.L98]" office:value-type="float" office:value="19.2709204201884" calcext:value-type="float">
            <text:p>19.2709</text:p>
          </table:table-cell>
          <table:table-cell table:number-columns-repeated="2"/>
          <table:table-cell office:value-type="string" calcext:value-type="string">
            <text:p>Manually killed after only 3 gates!</text:p>
          </table:table-cell>
        </table:table-row>
        <table:table-row table:style-name="ro1">
          <table:table-cell table:style-name="ce3" office:value-type="date" office:date-value="2023-04-13T09:42:00" calcext:value-type="date">
            <text:p>04/13/23 09:42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0.3203125" calcext:value-type="float">
            <text:p>0.32031</text:p>
          </table:table-cell>
          <table:table-cell office:value-type="float" office:value="29760.55" calcext:value-type="float">
            <text:p>29760.55</text:p>
          </table:table-cell>
          <table:table-cell table:formula="of:=[.J99]/60" office:value-type="float" office:value="496.009166666667" calcext:value-type="float">
            <text:p>496.01</text:p>
          </table:table-cell>
          <table:table-cell table:formula="of:=[.J99]/3600" office:value-type="float" office:value="8.26681944444444" calcext:value-type="float">
            <text:p>8.27</text:p>
          </table:table-cell>
          <table:table-cell table:formula="of:=ABS((-18-[.I99])/-18)" office:value-type="float" office:value="1.01779513888889" calcext:value-type="float">
            <text:p>1.0178</text:p>
          </table:table-cell>
          <table:table-cell table:style-name="ce53" table:formula="of:=8*[.M99]+[.L99]" office:value-type="float" office:value="16.4091805555556" calcext:value-type="float">
            <text:p>16.4092</text:p>
          </table:table-cell>
          <table:table-cell table:number-columns-repeated="2"/>
          <table:table-cell office:value-type="string" calcext:value-type="string">
            <text:p>Manually killed after only 10 gates (40 iterations)!</text:p>
          </table:table-cell>
        </table:table-row>
        <table:table-row table:style-name="ro1">
          <table:table-cell table:style-name="ce3" office:value-type="date" office:date-value="2023-04-13T14:32:00" calcext:value-type="date">
            <text:p>04/13/23 02:32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203125" calcext:value-type="float">
            <text:p>-14.82031</text:p>
          </table:table-cell>
          <table:table-cell office:value-type="float" office:value="47554.05" calcext:value-type="float">
            <text:p>47554.05</text:p>
          </table:table-cell>
          <table:table-cell table:formula="of:=[.J100]/60" office:value-type="float" office:value="792.5675" calcext:value-type="float">
            <text:p>792.57</text:p>
          </table:table-cell>
          <table:table-cell table:formula="of:=[.J100]/3600" office:value-type="float" office:value="13.2094583333333" calcext:value-type="float">
            <text:p>13.21</text:p>
          </table:table-cell>
          <table:table-cell table:formula="of:=ABS((-18-[.I100])/-18)" office:value-type="float" office:value="0.176649305555556" calcext:value-type="float">
            <text:p>0.1766</text:p>
          </table:table-cell>
          <table:table-cell table:style-name="ce57" table:formula="of:=8*[.M100]+[.L100]" office:value-type="float" office:value="14.6226527777778" calcext:value-type="float">
            <text:p>14.6227</text:p>
          </table:table-cell>
          <table:table-cell table:number-columns-repeated="2"/>
          <table:table-cell office:value-type="string" calcext:value-type="string">
            <text:p>Doh! Got stuck around -14</text:p>
          </table:table-cell>
        </table:table-row>
        <table:table-row table:style-name="ro1">
          <table:table-cell table:style-name="ce3" office:value-type="date" office:date-value="2023-04-13T16:34:00" calcext:value-type="date">
            <text:p>04/13/23 04:34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otsym</text:p>
          </table:table-cell>
          <table:table-cell/>
          <table:table-cell office:value-type="float" office:value="-16.015625" calcext:value-type="float">
            <text:p>-16.01563</text:p>
          </table:table-cell>
          <table:table-cell office:value-type="float" office:value="1914.32" calcext:value-type="float">
            <text:p>1914.32</text:p>
          </table:table-cell>
          <table:table-cell table:formula="of:=[.J101]/60" office:value-type="float" office:value="31.9053333333333" calcext:value-type="float">
            <text:p>31.91</text:p>
          </table:table-cell>
          <table:table-cell table:formula="of:=[.J101]/3600" office:value-type="float" office:value="0.531755555555556" calcext:value-type="float">
            <text:p>0.53</text:p>
          </table:table-cell>
          <table:table-cell table:formula="of:=ABS((-18-[.I101])/-18)" office:value-type="float" office:value="0.110243055555556" calcext:value-type="float">
            <text:p>0.1102</text:p>
          </table:table-cell>
          <table:table-cell table:style-name="ce59" table:formula="of:=8*[.M101]+[.L101]" office:value-type="float" office:value="1.4137" calcext:value-type="float">
            <text:p>1.413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20:48:00" calcext:value-type="date">
            <text:p>04/13/23 08:48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90625" calcext:value-type="float">
            <text:p>-14.89063</text:p>
          </table:table-cell>
          <table:table-cell office:value-type="float" office:value="69934.37" calcext:value-type="float">
            <text:p>69934.37</text:p>
          </table:table-cell>
          <table:table-cell table:formula="of:=[.J102]/60" office:value-type="float" office:value="1165.57283333333" calcext:value-type="float">
            <text:p>1165.57</text:p>
          </table:table-cell>
          <table:table-cell table:formula="of:=[.J102]/3600" office:value-type="float" office:value="19.4262138888889" calcext:value-type="float">
            <text:p>19.43</text:p>
          </table:table-cell>
          <table:table-cell table:formula="of:=ABS((-18-[.I102])/-18)" office:value-type="float" office:value="0.172743055555556" calcext:value-type="float">
            <text:p>0.1727</text:p>
          </table:table-cell>
          <table:table-cell table:style-name="ce60" table:formula="of:=8*[.M102]+[.L102]" office:value-type="float" office:value="20.8081583333333" calcext:value-type="float">
            <text:p>20.808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4T05:16:00" calcext:value-type="date">
            <text:p>04/14/23 05:16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8.14354487521775" calcext:value-type="float">
            <text:p>-8.14354</text:p>
          </table:table-cell>
          <table:table-cell office:value-type="float" office:value="139893.69" calcext:value-type="float">
            <text:p>139893.69</text:p>
          </table:table-cell>
          <table:table-cell table:formula="of:=[.J103]/60" office:value-type="float" office:value="2331.5615" calcext:value-type="float">
            <text:p>2331.56</text:p>
          </table:table-cell>
          <table:table-cell table:formula="of:=[.J103]/3600" office:value-type="float" office:value="38.8593583333333" calcext:value-type="float">
            <text:p>38.86</text:p>
          </table:table-cell>
          <table:table-cell table:formula="of:=ABS((-18-[.I103])/-18)" office:value-type="float" office:value="0.547580840265681" calcext:value-type="float">
            <text:p>0.5476</text:p>
          </table:table-cell>
          <table:table-cell table:style-name="ce63" table:formula="of:=8*[.M103]+[.L103]" office:value-type="float" office:value="43.2400050554588" calcext:value-type="float">
            <text:p>43.2400</text:p>
          </table:table-cell>
          <table:table-cell office:value-type="string" calcext:value-type="string">
            <text:p>cgri3ds5firv7126i3hg</text:p>
          </table:table-cell>
          <table:table-cell/>
          <table:table-cell office:value-type="string" calcext:value-type="string">
            <text:p>Guadalupe noise, exceptions after iteration 0 gate 73, k4/data</text:p>
          </table:table-cell>
        </table:table-row>
        <table:table-row table:style-name="ro1">
          <table:table-cell table:style-name="ce3" office:value-type="date" office:date-value="2023-04-13T23:59:00" calcext:value-type="date">
            <text:p>04/13/23 11:59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=&gt;Rotosolv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5.51672992120861" calcext:value-type="float">
            <text:p>-5.51673</text:p>
          </table:table-cell>
          <table:table-cell office:value-type="float" office:value="49200.57" calcext:value-type="float">
            <text:p>49200.57</text:p>
          </table:table-cell>
          <table:table-cell table:formula="of:=[.J104]/60" office:value-type="float" office:value="820.0095" calcext:value-type="float">
            <text:p>820.01</text:p>
          </table:table-cell>
          <table:table-cell table:formula="of:=[.J104]/3600" office:value-type="float" office:value="13.666825" calcext:value-type="float">
            <text:p>13.67</text:p>
          </table:table-cell>
          <table:table-cell table:formula="of:=ABS((-18-[.I104])/-18)" office:value-type="float" office:value="0.693515004377299" calcext:value-type="float">
            <text:p>0.6935</text:p>
          </table:table-cell>
          <table:table-cell table:style-name="ce64" table:formula="of:=8*[.M104]+[.L104]" office:value-type="float" office:value="19.2149450350184" calcext:value-type="float">
            <text:p>19.2149</text:p>
          </table:table-cell>
          <table:table-cell office:value-type="string" calcext:value-type="string">
            <text:p>cgs3j81dkt2c5grr76ug</text:p>
          </table:table-cell>
          <table:table-cell/>
          <table:table-cell office:value-type="string" calcext:value-type="string">
            <text:p>Guadalupe noise, exceptions after iteration 0 gate 27, k5/data</text:p>
          </table:table-cell>
        </table:table-row>
        <table:table-row table:style-name="ro1">
          <table:table-cell table:style-name="ce3" office:value-type="date" office:date-value="2023-04-14T15:58:00" calcext:value-type="date">
            <text:p>04/14/23 03:58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72233333" calcext:value-type="float">
            <text:p>-17.72233</text:p>
          </table:table-cell>
          <table:table-cell office:value-type="float" office:value="282948.61" calcext:value-type="float">
            <text:p>282948.61</text:p>
          </table:table-cell>
          <table:table-cell table:formula="of:=[.J105]/60" office:value-type="float" office:value="4715.81016666667" calcext:value-type="float">
            <text:p>4715.81</text:p>
          </table:table-cell>
          <table:table-cell table:formula="of:=[.J105]/3600" office:value-type="float" office:value="78.5968361111111" calcext:value-type="float">
            <text:p>78.60</text:p>
          </table:table-cell>
          <table:table-cell table:formula="of:=ABS((-18-[.I105])/-18)" office:value-type="float" office:value="0.015425926111111" calcext:value-type="float">
            <text:p>0.0154</text:p>
          </table:table-cell>
          <table:table-cell table:style-name="ce67" table:formula="of:=8*[.M105]+[.L105]" office:value-type="float" office:value="78.72024352" calcext:value-type="float">
            <text:p>78.7202</text:p>
          </table:table-cell>
          <table:table-cell office:value-type="string" calcext:value-type="string">
            <text:p>cgqoihvtpqafjt9ujlj0</text:p>
          </table:table-cell>
          <table:table-cell office:value-type="string" calcext:value-type="string">
            <text:p>cgsp6mlevgbv2i5rjigg</text:p>
          </table:table-cell>
          <table:table-cell office:value-type="string" calcext:value-type="string">
            <text:p>Exception after iteration 40 (-15.30816667). Iteration 16 had the best value.</text:p>
          </table:table-cell>
        </table:table-row>
        <table:table-row table:style-name="ro1" table:number-rows-repeated="1048470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4T20:03:38.536678124</dc:date>
    <meta:editing-duration>P5DT16H1M50S</meta:editing-duration>
    <meta:editing-cycles>103</meta:editing-cycles>
    <meta:generator>LibreOffice/7.5.1.2$MacOSX_X86_64 LibreOffice_project/fcbaee479e84c6cd81291587d2ee68cba099e129</meta:generator>
    <meta:document-statistic meta:table-count="1" meta:cell-count="1316" meta:object-count="0"/>
  </office:meta>
</office:document-meta>
</file>